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3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4" style:family="paragraph" style:parent-style-name="List_20_Paragraph">
      <style:paragraph-properties fo:margin-left="1.884cm" fo:margin-right="0cm" fo:text-indent="0cm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6" style:family="paragraph" style:parent-style-name="Standard">
      <style:paragraph-properties fo:margin-left="1.249cm" fo:margin-right="0cm" fo:text-indent="0cm" style:auto-text-indent="false"/>
      <style:text-properties officeooo:rsid="00298460" officeooo:paragraph-rsid="0029846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2pt" fo:language="en" fo:country="US" fo:font-weight="bold" officeooo:rsid="0024bf29" officeooo:paragraph-rsid="0024bf29" style:font-name-asian="Calibri1" style:font-size-asian="10.5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break-before="page"/>
      <style:text-properties officeooo:paragraph-rsid="001a5d82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language="en" fo:country="US" fo:font-weight="normal" officeooo:rsid="0024bf29" officeooo:paragraph-rsid="0024bf29" style:font-name-asian="Calibri1" style:font-size-asian="8.75pt" style:font-weight-asian="normal" style:font-name-complex="Calibri1" style:font-size-complex="10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language="en" fo:country="US" fo:font-weight="normal" officeooo:rsid="00298460" officeooo:paragraph-rsid="00298460" style:font-name-asian="Calibri1" style:font-size-asian="8.75pt" style:font-weight-asian="normal" style:font-name-complex="Calibri1" style:font-size-complex="10pt" style:font-weight-complex="normal"/>
    </style:style>
    <style:style style:name="P12" style:family="paragraph" style:parent-style-name="Standard">
      <style:paragraph-properties fo:margin-top="0cm" fo:margin-bottom="0cm" loext:contextual-spacing="false"/>
      <style:text-properties fo:font-size="10pt" fo:font-weight="normal" officeooo:rsid="0024bf29" officeooo:paragraph-rsid="0024bf29" style:font-name-asian="Calibri1" style:font-size-asian="8.75pt" style:font-weight-asian="normal" style:font-name-complex="Calibri1" style:font-size-complex="10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US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298460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en" fo:country="US" officeooo:rsid="00298460" officeooo:paragraph-rsid="0029846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2pt" fo:language="en" fo:country="US" fo:font-weight="bold" officeooo:rsid="0024bf29" officeooo:paragraph-rsid="0024bf29" style:font-name-asian="Calibri1" style:font-size-asian="10.5pt" style:font-weight-asian="bold" style:font-name-complex="Calibri1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font-size="12pt" fo:font-weight="bold" officeooo:paragraph-rsid="001e7070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break-before="page"/>
      <style:text-properties fo:font-size="12pt" fo:font-weight="bold" officeooo:rsid="0024bf29" officeooo:paragraph-rsid="0024bf29" style:font-name-asian="Calibri1" style:font-size-asian="12pt" style:font-weight-asian="bold" style:font-name-complex="Calibri1" style:font-size-complex="12pt" style:font-weight-complex="bold"/>
    </style:style>
    <style:style style:name="P19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fo:font-size="12pt" fo:font-weight="bold" officeooo:rsid="00298460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officeooo:rsid="0024bf29"/>
    </style:style>
    <style:style style:name="T7" style:family="text">
      <style:text-properties officeooo:rsid="00263d60"/>
    </style:style>
    <style:style style:name="T8" style:family="text">
      <style:text-properties officeooo:rsid="0029846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1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6">ь</text:span> работы :</text:p>
      <text:list xml:id="list4665252006320200227" text:style-name="WWNum1">
        <text:list-header>
          <text:p text:style-name="P19"><text:span text:style-name="T1">оценить максимальную производительность микропроцессора на заданных операциях</text:span></text:p>
        </text:list-header>
      </text:list>
      <text:list xml:id="list1132787586041308090" text:style-name="L1">
        <text:list-item>
          <text:p text:style-name="P21">Написать программу, выполняющую многократно (в цикле) заданную арифметическую операцию.</text:p>
        </text:list-item>
        <text:list-item>
          <text:p text:style-name="P21">Замерить время выполнения цикла. По результатам замера получить оценку производительности микропроцессора на заданной операции (в тактах процессора):</text:p>
          <text:list>
            <text:list-item>
              <text:p text:style-name="P21">латентность (используя последовательность зависимых операций),</text:p>
            </text:list-item>
            <text:list-item>
              <text:p text:style-name="P21">темп выдачи результатов (используя последовательность независимых операций).</text:p>
            </text:list-item>
          </text:list>
        </text:list-item>
        <text:list-item>
          <text:p text:style-name="P20">Сравнить полученные результаты с теоретическими.</text:p>
        </text:list-item>
      </text:list>
      <text:p text:style-name="Standard"/>
      <text:p text:style-name="Standard"/>
      <text:p text:style-name="Standard"/>
      <text:p text:style-name="P3">Вариант задания :</text:p>
      <text:p text:style-name="P4"><text:span text:style-name="T5">целочисленное умножение</text:span></text:p>
      <text:p text:style-name="P9"><text:span text:style-name="T3">Полный компилируемый листинг реализованной программы, </text:span><text:span text:style-name="T4">ассемблерный листинг которого модифицировался в дальнейшем</text:span><text:span text:style-name="T3">. </text:span></text:p>
      <text:p text:style-name="P10">#include &lt;stdio.h&gt;</text:p>
      <text:p text:style-name="P10"/>
      <text:p text:style-name="P10">inline unsigned long long rdtsc() {</text:p>
      <text:p text:style-name="P10"><text:s text:c="4"/>unsigned int lo, hi;</text:p>
      <text:p text:style-name="P10"><text:s text:c="4"/>asm volatile ( "rdtsc\n" : "=a" (lo), "=d" (hi) );</text:p>
      <text:p text:style-name="P10"><text:s text:c="4"/>return ((unsigned long long)hi &lt;&lt; 32) | lo;</text:p>
      <text:p text:style-name="P10">}</text:p>
      <text:p text:style-name="P10"/>
      <text:p text:style-name="P10">int main() {</text:p>
      <text:p text:style-name="P10"><text:s text:c="4"/>int a = 1;</text:p>
      <text:p text:style-name="P10"><text:s text:c="4"/>unsigned long long min = __UINT64_MAX__, clock, clock2;</text:p>
      <text:p text:style-name="P10"><text:s text:c="4"/>for (int j = 0; j &lt; 1000000; ++j) {</text:p>
      <text:p text:style-name="P10"><text:s text:c="8"/>clock = rdtsc();</text:p>
      <text:p text:style-name="P10"><text:s text:c="8"/>for (int i = 0; i &lt; 1000; ++i) {</text:p>
      <text:p text:style-name="P10"><text:s text:c="12"/>a = a*a;</text:p>
      <text:p text:style-name="P10"><text:s text:c="8"/>}</text:p>
      <text:p text:style-name="P10"><text:s text:c="8"/>clock2 = rdtsc();</text:p>
      <text:p text:style-name="P10"><text:s text:c="8"/>min = clock2 - clock &lt; min ? clock2 - clock : min;</text:p>
      <text:p text:style-name="P10"><text:s text:c="4"/>}</text:p>
      <text:p text:style-name="P10"><text:s text:c="4"/>printf("%llu\n", <text:s/>min);</text:p>
      <text:p text:style-name="P10"><text:s text:c="4"/>return 0;</text:p>
      <text:p text:style-name="P10">}</text:p>
      <text:p text:style-name="P8">основной цикл модифицированной версии с зависимыми операциями</text:p>
      <text:p text:style-name="P14"><text:tab/><text:span text:style-name="T8">movl<text:tab/>$0, %ecx</text:span></text:p>
      <text:p text:style-name="P15"><text:tab/>call<text:tab/>_Z5rdtscv</text:p>
      <text:p text:style-name="P15"><text:tab/>movq<text:tab/>%rax, %rbx</text:p>
      <text:p text:style-name="P15">.L6:</text:p>
      <text:p text:style-name="P15"><text:tab/>cmpl<text:tab/>$999, %ecx</text:p>
      <text:p text:style-name="P15"><text:tab/>jg<text:tab/>.L5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imull<text:tab/>%eax, %eax</text:p>
      <text:p text:style-name="P15"><text:tab/>addl<text:tab/>$1, %ecx</text:p>
      <text:p text:style-name="P15"><text:tab/>jmp<text:tab/>.L6</text:p>
      <text:p text:style-name="P15">.L5:</text:p>
      <text:p text:style-name="P15"><text:tab/>call<text:tab/>_Z5rdtscv</text:p>
      <text:p text:style-name="P16">основной цикл модифицированной версии с зависимыми операциями</text:p>
      <text:p text:style-name="P11"><text:tab/>movl<text:tab/>$0, %ecx</text:p>
      <text:p text:style-name="P11"><text:tab/>call<text:tab/>_Z5rdtscv</text:p>
      <text:p text:style-name="P11"><text:tab/>movq<text:tab/>%rax, %rbx</text:p>
      <text:p text:style-name="P11">.L6:</text:p>
      <text:p text:style-name="P11"><text:tab/>cmpl<text:tab/>$999, %ecx</text:p>
      <text:p text:style-name="P11"><text:tab/>jg<text:tab/>.L5</text:p>
      <text:p text:style-name="P11"><text:tab/>imull<text:tab/>$123, %ebx, %eax</text:p>
      <text:p text:style-name="P11"><text:tab/>imull<text:tab/>$123, %ebx, %edx</text:p>
      <text:p text:style-name="P11"><text:tab/>imull<text:tab/>$123, %ebx, %edi</text:p>
      <text:p text:style-name="P11"><text:tab/>imull<text:tab/>$123, %ebx, %esi</text:p>
      <text:p text:style-name="P11"><text:tab/>imull<text:tab/>$123, %ebx, %eax</text:p>
      <text:p text:style-name="P11"><text:tab/>imull<text:tab/>$123, %ebx, %edx</text:p>
      <text:p text:style-name="P11"><text:soft-page-break/><text:tab/>imull<text:tab/>$123, %ebx, %edi</text:p>
      <text:p text:style-name="P11"><text:tab/>imull<text:tab/>$123, %ebx, %esi</text:p>
      <text:p text:style-name="P11"><text:tab/>addl<text:tab/>$1, %ecx</text:p>
      <text:p text:style-name="P11"><text:tab/>jmp<text:tab/>.L6</text:p>
      <text:p text:style-name="P11">.L5:</text:p>
      <text:p text:style-name="P11"><text:tab/>call<text:tab/>_Z5rdtscv</text:p>
      <text:p text:style-name="P18">Оценки производительности</text:p>
      <text:p text:style-name="P12">Полученные: <text:tab/>latency == <text:span text:style-name="T8">2,2275</text:span>, throughput == <text:span text:style-name="T8">0,965</text:span></text:p>
      <text:p text:style-name="P12"><text:span text:style-name="T7">теоретические: <text:tab/></text:span>latency == 3, throughput == 1</text:p>
      <text:p text:style-name="P17">Вывод по результатам лабораторной работы.</text:p>
      <text:p text:style-name="P6"><text:span text:style-name="T1">Я изучил способы оценки производительности процессора на конкретных операциях. Результаты получились ниже теоретических так как частота процессора непостоянна и во время большого кол-ва вычислений она поднималась, а функция rdtsc считает такты так, если бы процессор был в обычном режи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2-08-07T04:01:00</meta:creation-date>
    <dc:date>2017-10-25T17:27:52.831184471</dc:date>
    <dc:language>ru-RU</dc:language>
    <meta:editing-duration>P2DT14H53M2S</meta:editing-duration>
    <meta:generator>LibreOffice/5.1.6.2$Linux_X86_64 LibreOffice_project/10m0$Build-2</meta:generator>
    <meta:document-statistic meta:table-count="0" meta:image-count="0" meta:object-count="0" meta:page-count="5" meta:paragraph-count="76" meta:word-count="354" meta:character-count="2381" meta:non-whitespace-character-count="198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